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A9000007A9D9938DC2B61A3E1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automatic-styles>
    <style:style style:name="Tabla1" style:family="table">
      <style:table-properties style:width="17.08cm" fo:margin-left="0.009cm" fo:margin-top="0cm" fo:margin-bottom="0cm" table:align="left" style:writing-mode="page"/>
    </style:style>
    <style:style style:name="Tabla1.A" style:family="table-column">
      <style:table-column-properties style:column-width="3.5cm"/>
    </style:style>
    <style:style style:name="Tabla1.B" style:family="table-column">
      <style:table-column-properties style:column-width="2.247cm"/>
    </style:style>
    <style:style style:name="Tabla1.C" style:family="table-column">
      <style:table-column-properties style:column-width="2.328cm"/>
    </style:style>
    <style:style style:name="Tabla1.D" style:family="table-column">
      <style:table-column-properties style:column-width="1.808cm"/>
    </style:style>
    <style:style style:name="Tabla1.E" style:family="table-column">
      <style:table-column-properties style:column-width="2.117cm"/>
    </style:style>
    <style:style style:name="Tabla1.F" style:family="table-column">
      <style:table-column-properties style:column-width="2.574cm"/>
    </style:style>
    <style:style style:name="Tabla1.G" style:family="table-column">
      <style:table-column-properties style:column-width="2.506cm"/>
    </style:style>
    <style:style style:name="Tabla1.1" style:family="table-row">
      <style:table-row-properties style:min-row-height="0.72cm" fo:keep-together="always"/>
    </style:style>
    <style:style style:name="Tabla1.A1" style:family="table-cell">
      <style:table-cell-properties style:vertical-align="middle" fo:background-color="transparent" fo:padding-left="0.182cm" fo:padding-right="0.191cm" fo:padding-top="0cm" fo:padding-bottom="0cm" fo:border="0.5pt solid #000001">
        <style:background-image/>
      </style:table-cell-properties>
    </style:style>
    <style:style style:name="Tabla1.2" style:family="table-row">
      <style:table-row-properties style:min-row-height="0.31cm" fo:keep-together="auto"/>
    </style:style>
    <style:style style:name="Tabla1.3" style:family="table-row">
      <style:table-row-properties fo:keep-together="auto"/>
    </style:style>
    <style:style style:name="Tabla1.4" style:family="table-row">
      <style:table-row-properties fo:keep-together="auto"/>
    </style:style>
    <style:style style:name="Tabla1.5" style:family="table-row">
      <style:table-row-properties fo:keep-together="auto"/>
    </style:style>
    <style:style style:name="Tabla1.6" style:family="table-row">
      <style:table-row-properties fo:keep-together="auto"/>
    </style:style>
    <style:style style:name="Tabla1.7" style:family="table-row">
      <style:table-row-properties fo:keep-together="auto"/>
    </style:style>
    <style:style style:name="Tabla1.8" style:family="table-row">
      <style:table-row-properties fo:keep-together="auto"/>
    </style:style>
    <style:style style:name="Tabla1.9" style:family="table-row">
      <style:table-row-properties fo:keep-together="auto"/>
    </style:style>
    <style:style style:name="Tabla1.10" style:family="table-row">
      <style:table-row-properties fo:keep-together="auto"/>
    </style:style>
    <style:style style:name="P1" style:family="paragraph" style:parent-style-name="Contingut_20_de_20_la_20_taula">
      <style:paragraph-properties fo:orphans="0" fo:widows="0"/>
    </style:style>
    <style:style style:name="P2" style:family="paragraph" style:parent-style-name="Contingut_20_de_20_la_20_taula">
      <style:paragraph-properties fo:text-align="center" style:justify-single-word="false" fo:orphans="0" fo:widows="0"/>
    </style:style>
    <style:style style:name="P3" style:family="paragraph" style:parent-style-name="Default">
      <style:paragraph-properties fo:text-align="justify" style:justify-single-word="false"/>
      <style:text-properties fo:color="#00000a" loext:opacity="100%" fo:font-size="10pt" fo:language="ca" fo:country="ES" style:font-size-asian="10pt" style:font-size-complex="10pt"/>
    </style:style>
    <style:style style:name="P4" style:family="paragraph" style:parent-style-name="Default">
      <style:paragraph-properties fo:text-align="justify" style:justify-single-word="false"/>
      <style:text-properties fo:color="#00000a" loext:opacity="100%" fo:font-size="10pt" fo:language="ca" fo:country="ES" fo:font-weight="bold" style:font-size-asian="10pt" style:font-weight-asian="bold" style:font-size-complex="10pt"/>
    </style:style>
    <style:style style:name="P5" style:family="paragraph" style:parent-style-name="Default">
      <style:paragraph-properties fo:text-align="justify" style:justify-single-word="false"/>
    </style:style>
    <style:style style:name="P6" style:family="paragraph" style:parent-style-name="Default">
      <style:paragraph-properties fo:text-align="justify" style:justify-single-word="false" fo:break-before="page">
        <style:tab-stops>
          <style:tab-stop style:position="0.501cm"/>
        </style:tab-stops>
      </style:paragraph-properties>
    </style:style>
    <style:style style:name="P7" style:family="paragraph" style:parent-style-name="Default">
      <style:paragraph-properties fo:line-height="150%" fo:text-align="justify" style:justify-single-word="false"/>
    </style:style>
    <style:style style:name="P8" style:family="paragraph" style:parent-style-name="Default">
      <style:paragraph-properties fo:text-align="justify" style:justify-single-word="false">
        <style:tab-stops>
          <style:tab-stop style:position="0.501cm"/>
        </style:tab-stops>
      </style:paragraph-properties>
      <style:text-properties style:font-name="Times New Roman" fo:language="ca" fo:country="ES" fo:font-weight="bold" style:font-weight-asian="bold" style:font-name-complex="Times New Roman1"/>
    </style:style>
    <style:style style:name="P9" style:family="paragraph" style:parent-style-name="Default">
      <style:paragraph-properties fo:text-align="justify" style:justify-single-word="false"/>
      <style:text-properties style:font-name="Times New Roman" fo:language="ca" fo:country="ES" fo:font-weight="bold" style:font-weight-asian="bold" style:font-name-complex="Times New Roman1"/>
    </style:style>
    <style:style style:name="P10" style:family="paragraph" style:parent-style-name="Default">
      <style:paragraph-properties fo:text-align="justify" style:justify-single-word="false"/>
      <style:text-properties style:font-name="Times New Roman" fo:language="ca" fo:country="ES" style:font-name-complex="Times New Roman1"/>
    </style:style>
    <style:style style:name="P11" style:family="paragraph" style:parent-style-name="List_20_Paragraph" style:list-style-name="WWNum3">
      <style:paragraph-properties fo:margin-top="0cm" fo:margin-bottom="0.353cm" style:contextual-spacing="true" fo:line-height="115%" fo:text-align="justify" style:justify-single-word="false"/>
    </style:style>
    <style:style style:name="P12" style:family="paragraph" style:parent-style-name="Normal_20__28_Web_29_" style:list-style-name="WWNum2">
      <style:paragraph-properties fo:margin-left="0.501cm" fo:margin-right="0cm" fo:margin-top="0.176cm" fo:margin-bottom="0cm" style:contextual-spacing="false" fo:text-align="justify" style:justify-single-word="false" fo:text-indent="-0.501cm" style:auto-text-indent="false"/>
    </style:style>
    <style:style style:name="P13" style:family="paragraph" style:parent-style-name="Normal_20__28_Web_29_" style:list-style-name="WWNum2">
      <style:paragraph-properties fo:margin-left="0.501cm" fo:margin-right="0cm" fo:margin-top="0cm" fo:margin-bottom="0cm" style:contextual-spacing="false" fo:text-align="justify" style:justify-single-word="false" fo:text-indent="-0.501cm" style:auto-text-indent="false"/>
    </style:style>
    <style:style style:name="P14" style:family="paragraph" style:parent-style-name="Normal_20__28_Web_29_" style:list-style-name="WWNum2">
      <style:paragraph-properties fo:margin-left="0.501cm" fo:margin-right="0cm" fo:margin-top="0cm" fo:margin-bottom="0.494cm" style:contextual-spacing="false" fo:text-align="justify" style:justify-single-word="false" fo:text-indent="-0.501cm" style:auto-text-indent="false"/>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fo:font-weight="bold" style:font-weight-asian="bold"/>
    </style:style>
    <style:style style:name="P17" style:family="paragraph" style:parent-style-name="Standard" style:list-style-name="WWNum3">
      <style:paragraph-properties fo:margin-top="0cm" fo:margin-bottom="0.353cm" style:contextual-spacing="false" fo:line-height="115%" fo:text-align="justify" style:justify-single-word="false"/>
    </style:style>
    <style:style style:name="P18" style:family="paragraph" style:parent-style-name="Standard" style:list-style-name="WWNum3">
      <style:paragraph-properties fo:margin-top="0cm" fo:margin-bottom="0.353cm" style:contextual-spacing="false" fo:line-height="115%" fo:text-align="justify" style:justify-single-word="false"/>
    </style:style>
    <style:style style:name="P19" style:family="paragraph" style:parent-style-name="Standard">
      <style:paragraph-properties fo:margin-top="0cm" fo:margin-bottom="0.353cm" style:contextual-spacing="false" fo:line-height="115%" fo:text-align="justify" style:justify-single-word="false"/>
    </style:style>
    <style:style style:name="P20" style:family="paragraph" style:parent-style-name="Standard">
      <style:paragraph-properties fo:margin-top="0cm" fo:margin-bottom="0.353cm" style:contextual-spacing="false" fo:line-height="115%" fo:text-align="justify" style:justify-single-word="false" fo:break-before="page"/>
    </style:style>
    <style:style style:name="P21" style:family="paragraph" style:parent-style-name="Standard">
      <style:paragraph-properties fo:margin-top="0cm" fo:margin-bottom="0.353cm" style:contextual-spacing="false" fo:line-height="115%" fo:text-align="justify" style:justify-single-word="false"/>
    </style:style>
    <style:style style:name="P22" style:family="paragraph" style:parent-style-name="Standard">
      <style:text-properties fo:color="#000000" loext:opacity="100%" fo:font-style="italic" style:font-style-asian="italic" style:font-style-complex="italic"/>
    </style:style>
    <style:style style:name="P23" style:family="paragraph" style:parent-style-name="Standard">
      <style:text-properties fo:color="#000000" loext:opacity="100%" fo:font-style="italic" officeooo:rsid="001ac553" officeooo:paragraph-rsid="001ac553" style:font-style-asian="italic" style:font-style-complex="italic"/>
    </style:style>
    <style:style style:name="P24" style:family="paragraph" style:parent-style-name="Standard">
      <style:paragraph-properties fo:text-align="center" style:justify-single-word="false" fo:orphans="0" fo:widows="0"/>
    </style:style>
    <style:style style:name="P25" style:family="paragraph" style:parent-style-name="Standard">
      <style:paragraph-properties fo:text-align="center" style:justify-single-word="false" fo:orphans="0" fo:widows="0"/>
      <style:text-properties officeooo:paragraph-rsid="001ac553"/>
    </style:style>
    <style:style style:name="P26" style:family="paragraph" style:parent-style-name="Standard">
      <style:paragraph-properties fo:orphans="0" fo:widows="0"/>
    </style:style>
    <style:style style:name="P27" style:family="paragraph" style:parent-style-name="Standard">
      <style:paragraph-properties fo:margin-top="0cm" fo:margin-bottom="0.353cm" style:contextual-spacing="false" fo:line-height="115%" fo:text-align="justify" style:justify-single-word="false"/>
      <style:text-properties officeooo:rsid="001ac553" officeooo:paragraph-rsid="001ac553"/>
    </style:style>
    <style:style style:name="P28" style:family="paragraph" style:parent-style-name="Standard" style:list-style-name="WWNum3">
      <style:paragraph-properties fo:margin-top="0cm" fo:margin-bottom="0.353cm" style:contextual-spacing="false" fo:line-height="115%" fo:text-align="justify" style:justify-single-word="false"/>
      <style:text-properties officeooo:rsid="001ac553" officeooo:paragraph-rsid="001ac553"/>
    </style:style>
    <style:style style:name="P29" style:family="paragraph" style:parent-style-name="Standard">
      <style:paragraph-properties fo:text-align="center" style:justify-single-word="false" fo:orphans="0" fo:widows="0"/>
      <style:text-properties officeooo:rsid="001ac553" officeooo:paragraph-rsid="001ac553"/>
    </style:style>
    <style:style style:name="P30" style:family="paragraph" style:parent-style-name="Standard">
      <style:paragraph-properties fo:margin-top="0cm" fo:margin-bottom="0.353cm" style:contextual-spacing="false" fo:line-height="115%" fo:text-align="justify" style:justify-single-word="false"/>
      <style:text-properties fo:font-style="italic" fo:font-weight="bold" officeooo:rsid="001ac553" officeooo:paragraph-rsid="001ac553" style:font-style-asian="italic" style:font-weight-asian="bold" style:font-style-complex="italic" style:font-weight-complex="bold"/>
    </style:style>
    <style:style style:name="P31" style:family="paragraph" style:parent-style-name="Standard">
      <style:paragraph-properties fo:margin-top="0cm" fo:margin-bottom="0.353cm" style:contextual-spacing="false" fo:line-height="115%" fo:text-align="justify" style:justify-single-word="false"/>
      <style:text-properties fo:font-style="italic" fo:font-weight="normal" officeooo:rsid="001ac553" officeooo:paragraph-rsid="001ac553" style:font-style-asian="italic" style:font-weight-asian="normal" style:font-style-complex="italic" style:font-weight-complex="normal"/>
    </style:style>
    <style:style style:name="P32" style:family="paragraph" style:parent-style-name="Standard">
      <style:paragraph-properties fo:text-align="justify" style:justify-single-word="false"/>
      <style:text-properties fo:font-style="italic" officeooo:paragraph-rsid="001ac553" style:font-style-asian="italic" style:font-style-complex="italic"/>
    </style:style>
    <style:style style:name="P33" style:family="paragraph" style:parent-style-name="Standard" style:list-style-name="WWNum3">
      <style:paragraph-properties fo:margin-top="0cm" fo:margin-bottom="0.353cm" style:contextual-spacing="false" fo:line-height="115%" fo:text-align="justify" style:justify-single-word="false"/>
      <style:text-properties fo:font-style="italic" officeooo:rsid="001ac553" officeooo:paragraph-rsid="001ac553" style:font-style-asian="italic" style:font-style-complex="italic"/>
    </style:style>
    <style:style style:name="P34" style:family="paragraph" style:parent-style-name="Standard" style:list-style-name="WWNum3">
      <style:paragraph-properties fo:margin-top="0cm" fo:margin-bottom="0.353cm" style:contextual-spacing="false" fo:line-height="115%" fo:text-align="justify" style:justify-single-word="false"/>
      <style:text-properties fo:font-style="italic" officeooo:rsid="001ac553" officeooo:paragraph-rsid="001ac553" style:font-style-asian="italic" style:font-style-complex="italic"/>
    </style:style>
    <style:style style:name="P35" style:family="paragraph" style:parent-style-name="Standard">
      <style:paragraph-properties fo:margin-top="0cm" fo:margin-bottom="0.353cm" style:contextual-spacing="false" fo:line-height="115%" fo:text-align="justify" style:justify-single-word="false"/>
      <style:text-properties fo:font-style="italic" officeooo:rsid="001ac553" officeooo:paragraph-rsid="001ac553" style:font-style-asian="italic" style:font-style-complex="italic"/>
    </style:style>
    <style:style style:name="P36" style:family="paragraph" style:parent-style-name="Text_20_body">
      <style:paragraph-properties fo:text-align="center" style:justify-single-word="false"/>
    </style:style>
    <style:style style:name="T1" style:family="text">
      <style:text-properties fo:font-size="14pt" fo:font-weight="bold" style:font-size-asian="14pt" style:font-weight-asian="bold"/>
    </style:style>
    <style:style style:name="T2" style:family="text">
      <style:text-properties fo:font-size="11pt" fo:font-weight="bold" style:font-size-asian="11pt" style:font-weight-asian="bold"/>
    </style:style>
    <style:style style:name="T3" style:family="text">
      <style:text-properties fo:language="ca" fo:country="ES"/>
    </style:style>
    <style:style style:name="T4" style:family="text">
      <style:text-properties fo:language="ca" fo:country="ES" fo:font-style="italic" style:font-style-asian="italic" style:font-style-complex="italic"/>
    </style:style>
    <style:style style:name="T5" style:family="text">
      <style:text-properties fo:color="#00000a" loext:opacity="100%" fo:font-size="10pt" fo:language="ca" fo:country="ES" style:font-size-asian="10pt" style:font-size-complex="10pt"/>
    </style:style>
    <style:style style:name="T6" style:family="text">
      <style:text-properties fo:color="#00000a" loext:opacity="100%" fo:font-size="10pt" fo:language="ca" fo:country="ES" fo:font-weight="bold" style:font-size-asian="10pt" style:font-weight-asian="bold" style:font-size-complex="10pt"/>
    </style:style>
    <style:style style:name="T7" style:family="text">
      <style:text-properties fo:color="#00000a" loext:opacity="100%" style:font-name="Times New Roman" fo:language="ca" fo:country="ES" style:font-name-complex="Times New Roman1"/>
    </style:style>
    <style:style style:name="T8" style:family="text">
      <style:text-properties style:font-name="Times New Roman" fo:language="ca" fo:country="ES" fo:font-weight="bold" style:font-weight-asian="bold" style:font-name-complex="Times New Roman1"/>
    </style:style>
    <style:style style:name="T9" style:family="text">
      <style:text-properties style:font-name="Times New Roman" fo:language="ca" fo:country="ES" style:font-name-complex="Times New Roman1"/>
    </style:style>
    <style:style style:name="T10" style:family="text">
      <style:text-properties style:font-name="Times New Roman" fo:font-size="9pt" fo:language="ca" fo:country="ES" fo:font-weight="bold" style:font-size-asian="9pt" style:font-weight-asian="bold" style:font-name-complex="Times New Roman1" style:font-size-complex="9pt"/>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color="#000000" loext:opacity="100%"/>
    </style:style>
    <style:style style:name="T14" style:family="text">
      <style:text-properties officeooo:rsid="001ac553"/>
    </style:style>
    <style:style style:name="T15" style:family="text">
      <style:text-properties fo:font-weight="normal" style:font-weight-asian="normal" style:font-weight-complex="normal"/>
    </style:style>
    <style:style style:name="T16" style:family="text">
      <style:text-properties fo:font-size="12pt" officeooo:rsid="001ac553" style:font-size-asian="12pt" style:font-size-complex="12pt"/>
    </style:style>
    <style:style style:name="T17" style:family="text">
      <style:text-properties fo:font-style="italic" officeooo:rsid="001ac553" style:font-style-asian="italic" style:font-style-complex="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1">Pràctica <text:s/>1</text:span></text:p>
      <text:p text:style-name="Text_20_body"><text:span text:style-name="T2">Resultats d’aprenentatge</text:span></text:p>
      <text:list text:style-name="WWNum2">
        <text:list-item>
          <text:p text:style-name="P12"><text:span text:style-name="T3">Adquirir unes nocions bàsiques sobre el concepte de sistemes operatius</text:span><text:span text:style-name="T4">.</text:span></text:p>
        </text:list-item>
        <text:list-item>
          <text:p text:style-name="P13"><text:span text:style-name="T3">Prendre contacte i adquirir uns coneixements tècnics sobre els sistemes operatius.</text:span></text:p>
        </text:list-item>
        <text:list-item>
          <text:p text:style-name="P13"><text:span text:style-name="T3">Dotar d’uns coneixement mínims per tal d’estudiar i valorar aquestes els sistemes operatius, tenint en compte les seves possibilitats reals, per a implementar-les. </text:span></text:p>
        </text:list-item>
        <text:list-item>
          <text:p text:style-name="P14"><text:span text:style-name="T3">Incorporar els coneixements necessaris a les entitats per aconseguir una implementació de les eines dels sistemes operatius. </text:span></text:p>
        </text:list-item>
      </text:list>
      <text:p text:style-name="P3"/>
      <text:p text:style-name="P5"><text:span text:style-name="T6">Situació:</text:span></text:p>
      <text:p text:style-name="P4"/>
      <text:p text:style-name="P7"><text:span text:style-name="T7">Con la creación de los circuitos LSI -integración a gran escala-, chips que contenían miles de </text:span><text:a xlink:type="simple" xlink:href="http://es.wikipedia.org/wiki/Transistores" text:style-name="Enllaç_20_d_27_Internet" text:visited-style-name="Enllaç_20_d_27_Internet"><text:span text:style-name="Enllaç_20_d_27_Internet"><text:span text:style-name="T7">transistores</text:span></text:span></text:a><text:span text:style-name="T7"> en un centímetro cuadrado de silicio, empezó el auge de los ordenadores personales. En éstos se dejó un poco de lado el rendimiento y se buscó más que el sistema operativo fuera amigable, surgiendo menús, e </text:span><text:a xlink:type="simple" xlink:href="http://es.wikipedia.org/wiki/Interfaz_gráfica" text:style-name="Enllaç_20_d_27_Internet" text:visited-style-name="Enllaç_20_d_27_Internet"><text:span text:style-name="Enllaç_20_d_27_Internet"><text:span text:style-name="T7">interfaces gráficas</text:span></text:span></text:a><text:span text:style-name="T7">. Esto reducía la rapidez de las aplicaciones, pero se volvían más prácticos y simples para los usuarios. En esta época, siguieron utilizándose lenguajes ya existentes, como </text:span><text:a xlink:type="simple" xlink:href="http://es.wikipedia.org/wiki/Smalltalk" text:style-name="Enllaç_20_d_27_Internet" text:visited-style-name="Enllaç_20_d_27_Internet"><text:span text:style-name="Enllaç_20_d_27_Internet"><text:span text:style-name="T7">Smalltalk</text:span></text:span></text:a><text:span text:style-name="T7"> o </text:span><text:a xlink:type="simple" xlink:href="http://es.wikipedia.org/wiki/C" text:style-name="Enllaç_20_d_27_Internet" text:visited-style-name="Enllaç_20_d_27_Internet"><text:span text:style-name="Enllaç_20_d_27_Internet"><text:span text:style-name="T7">C</text:span></text:span></text:a><text:span text:style-name="T7">, y nacieron otros nuevos, de los cuales se podrían destacar: </text:span><text:a xlink:type="simple" xlink:href="http://es.wikipedia.org/wiki/C%2B%2B" text:style-name="Enllaç_20_d_27_Internet" text:visited-style-name="Enllaç_20_d_27_Internet"><text:span text:style-name="Enllaç_20_d_27_Internet"><text:span text:style-name="T7">C++</text:span></text:span></text:a><text:span text:style-name="T7"> y </text:span><text:a xlink:type="simple" xlink:href="http://es.wikipedia.org/wiki/Eiffel" text:style-name="Enllaç_20_d_27_Internet" text:visited-style-name="Enllaç_20_d_27_Internet"><text:span text:style-name="Enllaç_20_d_27_Internet"><text:span text:style-name="T7">Eiffel</text:span></text:span></text:a><text:span text:style-name="T7"> dentro del paradigma de la orientación a objetos, y </text:span><text:a xlink:type="simple" xlink:href="http://es.wikipedia.org/wiki/Haskell" text:style-name="Enllaç_20_d_27_Internet" text:visited-style-name="Enllaç_20_d_27_Internet"><text:span text:style-name="Enllaç_20_d_27_Internet"><text:span text:style-name="T7">Haskell</text:span></text:span></text:a><text:span text:style-name="T7"> y </text:span><text:a xlink:type="simple" xlink:href="http://es.wikipedia.org/wiki/Miranda" text:style-name="Enllaç_20_d_27_Internet" text:visited-style-name="Enllaç_20_d_27_Internet"><text:span text:style-name="Enllaç_20_d_27_Internet"><text:span text:style-name="T7">Miranda</text:span></text:span></text:a><text:span text:style-name="T7"> en el campo de la </text:span><text:a xlink:type="simple" xlink:href="http://es.wikipedia.org/wiki/Programación_declarativa" text:style-name="Enllaç_20_d_27_Internet" text:visited-style-name="Enllaç_20_d_27_Internet"><text:span text:style-name="Enllaç_20_d_27_Internet"><text:span text:style-name="T7">programación declarativa</text:span></text:span></text:a><text:span text:style-name="T7">. Un avance importante que se estableció a mediados de la década de </text:span><text:a xlink:type="simple" xlink:href="http://es.wikipedia.org/wiki/1980" text:style-name="Enllaç_20_d_27_Internet" text:visited-style-name="Enllaç_20_d_27_Internet"><text:span text:style-name="Enllaç_20_d_27_Internet"><text:span text:style-name="T7">1980</text:span></text:span></text:a><text:span text:style-name="T7"> fue el desarrollo de redes de computadoras personales que corrían sistemas operativos en red y sistemas operativos distribuidos. En esta escena, dos sistemas operativos eran los mayoritarios: </text:span><text:a xlink:type="simple" xlink:href="http://es.wikipedia.org/wiki/MS-DOS" text:style-name="Enllaç_20_d_27_Internet" text:visited-style-name="Enllaç_20_d_27_Internet"><text:span text:style-name="Enllaç_20_d_27_Internet"><text:span text:style-name="T7">MS-DOS</text:span></text:span></text:a><text:span text:style-name="T7">(Micro Soft Disk Operating System), escrito por </text:span><text:a xlink:type="simple" xlink:href="http://es.wikipedia.org/wiki/Microsoft" text:style-name="Enllaç_20_d_27_Internet" text:visited-style-name="Enllaç_20_d_27_Internet"><text:span text:style-name="Enllaç_20_d_27_Internet"><text:span text:style-name="T7">Microsoft</text:span></text:span></text:a><text:span text:style-name="T7"> para </text:span><text:a xlink:type="simple" xlink:href="http://es.wikipedia.org/wiki/IBM_PC" text:style-name="Enllaç_20_d_27_Internet" text:visited-style-name="Enllaç_20_d_27_Internet"><text:span text:style-name="Enllaç_20_d_27_Internet"><text:span text:style-name="T7">IBM PC</text:span></text:span></text:a><text:span text:style-name="T7"> y otras computadoras que utilizaban la CPU </text:span><text:a xlink:type="simple" xlink:href="http://es.wikipedia.org/wiki/Intel_8088" text:style-name="Enllaç_20_d_27_Internet" text:visited-style-name="Enllaç_20_d_27_Internet"><text:span text:style-name="Enllaç_20_d_27_Internet"><text:span text:style-name="T7">Intel 8088</text:span></text:span></text:a><text:span text:style-name="T7"> y sus sucesores, y </text:span><text:a xlink:type="simple" xlink:href="http://es.wikipedia.org/wiki/UNIX" text:style-name="Enllaç_20_d_27_Internet" text:visited-style-name="Enllaç_20_d_27_Internet"><text:span text:style-name="Enllaç_20_d_27_Internet"><text:span text:style-name="T7">UNIX</text:span></text:span></text:a><text:span text:style-name="T7">, que dominaba en los ordenadores personales que hacían uso del </text:span><text:a xlink:type="simple" xlink:href="http://es.wikipedia.org/wiki/Motorola_68000" text:style-name="Enllaç_20_d_27_Internet" text:visited-style-name="Enllaç_20_d_27_Internet"><text:span text:style-name="Enllaç_20_d_27_Internet"><text:span text:style-name="T7">Motorola 68000</text:span></text:span></text:a><text:span text:style-name="T7">.</text:span></text:p>
      <text:p text:style-name="P6"><text:span text:style-name="T8">Preguntes</text:span></text:p>
      <text:p text:style-name="P8"/>
      <text:p text:style-name="P15"><text:span text:style-name="T11">ELS SISTEMES OPERATIUS COM GESTORS DE RECURSOS:</text:span></text:p>
      <text:p text:style-name="P16"/>
      <text:p text:style-name="P15">Un dels aspectes que gestionen els sistemes operatius és l’ús del temps que cada aplicació passa emprant el processador de l’ordinador. <text:s/>Pels diferents sistemes operatius hi ha diferents tipus d’algorismes de <text:span text:style-name="T11">planificació de processos</text:span> per dur a terme aquesta tasca. </text:p>
      <text:p text:style-name="P15"/>
      <text:list xml:id="list3097662603" text:style-name="WWNum3">
        <text:list-item>
          <text:p text:style-name="P17">Busca informació i explica breument aquests algorismes. (FIFO-FCFS, LIFO, SJF, SRTF, RoundRobin).</text:p>
          <text:p text:style-name="P33"><text:span text:style-name="T12">FIFO-FCFS:</text:span> <text:s/>"Primer a entrar, primer a sortir". Els processos s'executen en l'ordre en què van arribar a la cua. El procés que arriba primer és el primer a ser atès i completat. No té en compte la durada dels processos ni les seves prioritats.</text:p>
          <text:p text:style-name="P33"><text:span text:style-name="T12">LIFO:</text:span> <text:s/>"Últim a entrar, primer a sortir".L'últim procés que arriba és el primer a ser executat. Ja no se sol utilitzar tant en els sistemes moderns.</text:p>
          <text:p text:style-name="P33"><text:span text:style-name="T12">SJF:</text:span> Treball més curt primer", planifica els processos en funció del seu temps estimat d'execució. El procés més curt s'executa abans que els processos més llargs. És eficient en termes de temps de resposta, però pot provocar que s'acabin descartant els processos llargs si se'ls dona baixa prioritat.</text:p>
          <text:p text:style-name="P33"><text:span text:style-name="T12">SRTF:</text:span> <text:s/>"Temps restant més curt primer". Variant de SJF, canvia de tasca si arriba un procés més curt mentre s'està executant un més llarg. Es considera més just que SJF però requereix un seguiment constant dels temps restants dels processos en execució. Els processos llargs poden no arribar a acabar per culpa de l'entrada de processos més curts</text:p>
          <text:p text:style-name="P33"><text:span text:style-name="T12">RoundRobin: </text:span><text:span text:style-name="T15">És un algorisme de planificació de processos basat en el temps. Assigna un petit quàntum de temps a cada procés en un cicle circular. Els processos s'executen en torns, i si un procés no ha acabat la seva execució en el seu torn, es col·loca al final de la cua i se li dona un altre torn. És eficient en termes de resposta, però pot arribar a generar una sobrecàrrega de canvi de context.</text:span></text:p>
        </text:list-item>
      </text:list>
      <text:p text:style-name="P19"/>
      <text:p text:style-name="P15"/>
      <text:p text:style-name="P15"/>
      <text:p text:style-name="P15"/>
      <text:p text:style-name="P15"/>
      <text:p text:style-name="P15"/>
      <text:p text:style-name="P15"/>
      <text:p text:style-name="P15"/>
      <text:p text:style-name="P15"><text:soft-page-break/>Per gestionar l’ús de la memòria RAM els sistemes operatius treballen amb un parell de sistemes bàsics, <text:span text:style-name="T11">la paginació</text:span> i <text:span text:style-name="T11">la segmentació</text:span>. </text:p>
      <text:p text:style-name="P15"/>
      <text:list xml:id="list135814394297708" text:continue-numbering="true" text:style-name="WWNum3">
        <text:list-item>
          <text:p text:style-name="P17">Busca informació i explica breument aquests conceptes de gestió de memòria.</text:p>
        </text:list-item>
      </text:list>
      <text:p text:style-name="P30">Paginació: <text:span text:style-name="T15">La paginació és un mètode de gestió de memòria en la qual la memòria física es divideix en blocs de grandària fixa anomenats "marcs de pàgina". Els processos es divideixen en unitats de grandària fixa anomenades "pàgines" que coincideixen amb la grandària dels marcs de pàgina. Les pàgines d'un procés s'assignen a marcs de pàgina en la memòria física de manera dinàmica, la qual cosa permet que s'emmagatzemin en qualsevol marc disponible. Aixo facilita l'administració flexible de la memòria i simplifica l'assignació i alliberament de memòria.</text:span></text:p>
      <text:p text:style-name="P31">La paginació ajuda a evitar la fragmentació interna, però pot donar lloc a la fragmentació externa.</text:p>
      <text:p text:style-name="P30">Segmentació: <text:s/><text:span text:style-name="T15">La segmentació és un altre mètode de gestió de memòria en el qual la memòria es divideix en segments de diferents grandàries i tipus (segments de codi, dades, pila, etc). Cada segment té la seva pròpia grandària i atributs de protecció d'accés. Els processos es divideixen en diversos segments, la qual cosa permet una estructura de programació més flexible i una organització més modular de la memòria. D’aquesta forma, facilita la protecció d'accés a segments específics i pot millorar l'administració de dades i estructures de codi.</text:span></text:p>
      <text:p text:style-name="P30"><text:span text:style-name="T15">Pot portar a la fragmentació externa si no s'administra adequadament.</text:span></text:p>
      <text:p text:style-name="P32"><text:span text:style-name="T14">La principal diferència entre aquest dos conceptes es: L</text:span><text:span text:style-name="T16">a paginació divideix la memòria en blocs de grandària fixa (pàgines) per a una administració eficient i flexible, mentre que la segmentació divideix la memòria en segments de diferents grandàries i tipus per a una organització més estructurada i modular.</text:span></text:p>
      <text:p text:style-name="P15"/>
      <text:p text:style-name="P15"/>
      <text:p text:style-name="P15">La manera de classificar les dades emmagatzemades en els suports físics de l’ordinador, així com la manera en que es gestiona el seu accés, privacitat, etc., s’anomena <text:span text:style-name="T11">sistema de fitxers</text:span>. </text:p>
      <text:p text:style-name="P15"/>
      <text:list xml:id="list135815009914766" text:continue-numbering="true" text:style-name="WWNum3">
        <text:list-item>
          <text:p text:style-name="P17">Quin/s sistema/es de fitxers utilitzen de forma nativa les famílies de sistemes operatius següents?</text:p>
          <text:list>
            <text:list-item>
              <text:p text:style-name="P17">Microsoft Windows</text:p>
              <text:p text:style-name="P33">Utilitza els sistemes de fitxers NFTS(Nw Technology File System), FAT32(File Location Table 32) i exFAT (extended File Allocation Table).</text:p>
            </text:list-item>
          </text:list>
        </text:list-item>
      </text:list>
      <text:p text:style-name="P35"/>
      <text:p text:style-name="P27"/>
      <text:list xml:id="list135813638476917" text:continue-numbering="true" text:style-name="WWNum3">
        <text:list-item>
          <text:list>
            <text:list-item>
              <text:p text:style-name="P17"><text:soft-page-break/>Linux</text:p>
              <text:p text:style-name="P33">Utilitza ext4 (Extended File System v4), també hi han altres menys utilitzats com: ext3, Btrfs,XFS i ZFS.</text:p>
            </text:list-item>
            <text:list-item>
              <text:p text:style-name="P17">Mac/OS</text:p>
              <text:p text:style-name="P33">Fins a macOS 10.12 Sierra, s’utilitzaba <text:s/>el sistema de fitxers HFS+(Hierarchical File System Plus)/Mac OS Extended. En versions posteriors s’utilitza APFS (Apple File System).</text:p>
              <text:p text:style-name="P28"/>
            </text:list-item>
          </text:list>
        </text:list-item>
      </text:list>
      <text:p text:style-name="P15">Quin sistema permet major longitud de noms de fitxer ? <text:span text:style-name="T17">Entre APFS i NTFS</text:span></text:p>
      <text:p text:style-name="P15">Quin sistema permet fitxers més grans ? <text:span text:style-name="T17">NTFS</text:span></text:p>
      <text:p text:style-name="P15">Quin sistema permet journaling ? <text:span text:style-name="T17">Tant NFTS, com APFS i ext4 tenen aquesta funcionalitat</text:span></text:p>
      <text:p text:style-name="P15">Quin sistema no pateix fragmentació de dades a disc ? <text:span text:style-name="T17">Cap sistema de fitxers està lliure de patir una fragmentació de dades.</text:span></text:p>
      <text:p text:style-name="P19"/>
      <text:p text:style-name="P19"/>
      <text:p text:style-name="P15">El sistema operatiu és l’encarregat de fer possible que el hardware i software instal·lat a la màquina pugui ser utilitzat per l’usuari mitjançant l’entrada i sortida d’informació. Un dels sistemes per controlar aquesta gestió d’E/S es el DMA.</text:p>
      <text:p text:style-name="P15"/>
      <text:list xml:id="list135814936691195" text:continue-numbering="true" text:style-name="WWNum3">
        <text:list-item>
          <text:p text:style-name="P17">Què és el DMA? Posa algun exemple de sistema operatiu que treballi amb una gestió d’E/S basada en DMA. Enumera algun altre sistema de gestió d’E/S.</text:p>
        </text:list-item>
      </text:list>
      <text:p text:style-name="P22">DMA significa "Direct Memory Access" <text:span text:style-name="T14">i <text:s/>é</text:span>s una tècnica que permet a dispositius perifèrics, com a controladores de disc, targetes de xarxa o controladores de vídeo, accedir directament a la memòria principal de la computadora sense necessitat de la intervenció de la CPU, <text:span text:style-name="T14">m</text:span>illora<text:span text:style-name="T14">nt</text:span> significativament la velocitat i eficiència de les transferències de dades entre els dispositius perifèrics i la memòria. <text:s/><text:span text:style-name="T14">Un sistema operatiu que treballa amb DMA es Microsoft Windows.</text:span></text:p>
      <text:p text:style-name="P22"/>
      <text:p text:style-name="P23">Un altre sistema de de gestió de E/S es PIO (Programmed I/O), aquest utilitza la CPU per fer la transferècia e dades <text:s/>entre els perifèrics i la memòria.</text:p>
      <text:p text:style-name="P22"/>
      <text:p text:style-name="Standard"/>
      <text:p text:style-name="P20"><text:span text:style-name="T11">TIPUS DE SISTEMES OPERATIUS:</text:span></text:p>
      <text:list xml:id="list135813297330554" text:continue-numbering="true" text:style-name="WWNum3">
        <text:list-item>
          <text:p text:style-name="P11">Omple la següent taula. Indica si es monotasca amb una X i si es multitasca escriu si fa programació cooperativa o preemptiva (apropiativa). Indica si es monousuari o multiusuari amb una X. Per últim indica si és un sistema monoprocés <text:s/>amb una X o multiprocés indicant si treballa amb diferents processadors de forma simètrica i/o asimètrica.</text:p>
        </text:list-item>
      </text:list>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office:value-type="string">
            <text:p text:style-name="P24"/>
          </table:table-cell>
          <table:table-cell table:style-name="Tabla1.A1" office:value-type="string">
            <text:p text:style-name="P24">Monotasca</text:p>
          </table:table-cell>
          <table:table-cell table:style-name="Tabla1.A1" office:value-type="string">
            <text:p text:style-name="P24">Multitasca</text:p>
          </table:table-cell>
          <table:table-cell table:style-name="Tabla1.A1" office:value-type="string">
            <text:p text:style-name="P25">Mono</text:p>
            <text:p text:style-name="P25">usuari</text:p>
          </table:table-cell>
          <table:table-cell table:style-name="Tabla1.A1" office:value-type="string">
            <text:p text:style-name="P25">Multi</text:p>
            <text:p text:style-name="P25">usuari</text:p>
          </table:table-cell>
          <table:table-cell table:style-name="Tabla1.A1" office:value-type="string">
            <text:p text:style-name="P24">Monoprocés</text:p>
          </table:table-cell>
          <table:table-cell table:style-name="Tabla1.A1" office:value-type="string">
            <text:p text:style-name="P24">Multiprocés</text:p>
          </table:table-cell>
        </table:table-row>
        <table:table-row table:style-name="Tabla1.2">
          <table:table-cell table:style-name="Tabla1.A1" office:value-type="string">
            <text:p text:style-name="P24">MS-DOS</text:p>
          </table:table-cell>
          <table:table-cell table:style-name="Tabla1.A1" office:value-type="string">
            <text:p text:style-name="P29">X</text:p>
          </table:table-cell>
          <table:table-cell table:style-name="Tabla1.A1" office:value-type="string">
            <text:p text:style-name="P24">-</text:p>
          </table:table-cell>
          <table:table-cell table:style-name="Tabla1.A1" office:value-type="string">
            <text:p text:style-name="P29">X</text:p>
          </table:table-cell>
          <table:table-cell table:style-name="Tabla1.A1" office:value-type="string">
            <text:p text:style-name="P24">-</text:p>
          </table:table-cell>
          <table:table-cell table:style-name="Tabla1.A1" office:value-type="string">
            <text:p text:style-name="P29">X</text:p>
          </table:table-cell>
          <table:table-cell table:style-name="Tabla1.A1" office:value-type="string">
            <text:p text:style-name="P24">-</text:p>
          </table:table-cell>
        </table:table-row>
        <table:table-row table:style-name="Tabla1.3">
          <table:table-cell table:style-name="Tabla1.A1" office:value-type="string">
            <text:p text:style-name="P24">Windows 3.11</text:p>
          </table:table-cell>
          <table:table-cell table:style-name="Tabla1.A1" office:value-type="string">
            <text:p text:style-name="P29">X</text:p>
          </table:table-cell>
          <table:table-cell table:style-name="Tabla1.A1" office:value-type="string">
            <text:p text:style-name="P29">-</text:p>
          </table:table-cell>
          <table:table-cell table:style-name="Tabla1.A1" office:value-type="string">
            <text:p text:style-name="P29">X</text:p>
          </table:table-cell>
          <table:table-cell table:style-name="Tabla1.A1" office:value-type="string">
            <text:p text:style-name="P24">-</text:p>
          </table:table-cell>
          <table:table-cell table:style-name="Tabla1.A1" office:value-type="string">
            <text:p text:style-name="P29">X</text:p>
          </table:table-cell>
          <table:table-cell table:style-name="Tabla1.A1" office:value-type="string">
            <text:p text:style-name="P24">-</text:p>
          </table:table-cell>
        </table:table-row>
        <table:table-row table:style-name="Tabla1.4">
          <table:table-cell table:style-name="Tabla1.A1" office:value-type="string">
            <text:p text:style-name="P24">Windows 95/98/Me</text:p>
          </table:table-cell>
          <table:table-cell table:style-name="Tabla1.A1" office:value-type="string">
            <text:p text:style-name="P29">X</text:p>
          </table:table-cell>
          <table:table-cell table:style-name="Tabla1.A1" office:value-type="string">
            <text:p text:style-name="P29">-</text:p>
          </table:table-cell>
          <table:table-cell table:style-name="Tabla1.A1" office:value-type="string">
            <text:p text:style-name="P29">X</text:p>
          </table:table-cell>
          <table:table-cell table:style-name="Tabla1.A1" office:value-type="string">
            <text:p text:style-name="P24">-</text:p>
          </table:table-cell>
          <table:table-cell table:style-name="Tabla1.A1" office:value-type="string">
            <text:p text:style-name="P29">X</text:p>
          </table:table-cell>
          <table:table-cell table:style-name="Tabla1.A1" office:value-type="string">
            <text:p text:style-name="P24">-</text:p>
          </table:table-cell>
        </table:table-row>
        <table:table-row table:style-name="Tabla1.5">
          <table:table-cell table:style-name="Tabla1.A1" office:value-type="string">
            <text:p text:style-name="P24">Windows XP</text:p>
          </table:table-cell>
          <table:table-cell table:style-name="Tabla1.A1" office:value-type="string">
            <text:p text:style-name="P24">-</text:p>
          </table:table-cell>
          <table:table-cell table:style-name="Tabla1.A1" office:value-type="string">
            <text:p text:style-name="P29">Preemptiva</text:p>
          </table:table-cell>
          <table:table-cell table:style-name="Tabla1.A1" office:value-type="string">
            <text:p text:style-name="P29">X</text:p>
          </table:table-cell>
          <table:table-cell table:style-name="Tabla1.A1" office:value-type="string">
            <text:p text:style-name="P29">-</text:p>
          </table:table-cell>
          <table:table-cell table:style-name="Tabla1.A1" office:value-type="string">
            <text:p text:style-name="P29">X</text:p>
          </table:table-cell>
          <table:table-cell table:style-name="Tabla1.A1" office:value-type="string">
            <text:p text:style-name="P24">-</text:p>
          </table:table-cell>
        </table:table-row>
        <table:table-row table:style-name="Tabla1.6">
          <table:table-cell table:style-name="Tabla1.A1" office:value-type="string">
            <text:p text:style-name="P24">Windows 7</text:p>
          </table:table-cell>
          <table:table-cell table:style-name="Tabla1.A1" office:value-type="string">
            <text:p text:style-name="P24">-</text:p>
          </table:table-cell>
          <table:table-cell table:style-name="Tabla1.A1" office:value-type="string">
            <text:p text:style-name="P29">Preemptiva</text:p>
          </table:table-cell>
          <table:table-cell table:style-name="Tabla1.A1" office:value-type="string">
            <text:p text:style-name="P29">X</text:p>
          </table:table-cell>
          <table:table-cell table:style-name="Tabla1.A1" office:value-type="string">
            <text:p text:style-name="P29">-</text:p>
          </table:table-cell>
          <table:table-cell table:style-name="Tabla1.A1" office:value-type="string">
            <text:p text:style-name="P29">X</text:p>
          </table:table-cell>
          <table:table-cell table:style-name="Tabla1.A1" office:value-type="string">
            <text:p text:style-name="P24">-</text:p>
          </table:table-cell>
        </table:table-row>
        <table:table-row table:style-name="Tabla1.7">
          <table:table-cell table:style-name="Tabla1.A1" office:value-type="string">
            <text:p text:style-name="P24">Windows 2003/2008</text:p>
          </table:table-cell>
          <table:table-cell table:style-name="Tabla1.A1" office:value-type="string">
            <text:p text:style-name="P24">-</text:p>
          </table:table-cell>
          <table:table-cell table:style-name="Tabla1.A1" office:value-type="string">
            <text:p text:style-name="P29">Preemptiva</text:p>
          </table:table-cell>
          <table:table-cell table:style-name="Tabla1.A1" office:value-type="string">
            <text:p text:style-name="P29">-</text:p>
          </table:table-cell>
          <table:table-cell table:style-name="Tabla1.A1" office:value-type="string">
            <text:p text:style-name="P29">X</text:p>
          </table:table-cell>
          <table:table-cell table:style-name="Tabla1.A1" office:value-type="string">
            <text:p text:style-name="P24">-</text:p>
          </table:table-cell>
          <table:table-cell table:style-name="Tabla1.A1" office:value-type="string">
            <text:p text:style-name="P29">simètrica</text:p>
          </table:table-cell>
        </table:table-row>
        <table:table-row table:style-name="Tabla1.8">
          <table:table-cell table:style-name="Tabla1.A1" office:value-type="string">
            <text:p text:style-name="P24">Ubuntu 13.04</text:p>
          </table:table-cell>
          <table:table-cell table:style-name="Tabla1.A1" office:value-type="string">
            <text:p text:style-name="P24">-</text:p>
          </table:table-cell>
          <table:table-cell table:style-name="Tabla1.A1" office:value-type="string">
            <text:p text:style-name="P29">Preemptiva</text:p>
          </table:table-cell>
          <table:table-cell table:style-name="Tabla1.A1" office:value-type="string">
            <text:p text:style-name="P29">-</text:p>
          </table:table-cell>
          <table:table-cell table:style-name="Tabla1.A1" office:value-type="string">
            <text:p text:style-name="P29">X</text:p>
          </table:table-cell>
          <table:table-cell table:style-name="Tabla1.A1" office:value-type="string">
            <text:p text:style-name="P24">-</text:p>
          </table:table-cell>
          <table:table-cell table:style-name="Tabla1.A1" office:value-type="string">
            <text:p text:style-name="P29">simètrica</text:p>
          </table:table-cell>
        </table:table-row>
        <table:table-row table:style-name="Tabla1.9">
          <table:table-cell table:style-name="Tabla1.A1" office:value-type="string">
            <text:p text:style-name="P24">Android</text:p>
          </table:table-cell>
          <table:table-cell table:style-name="Tabla1.A1" office:value-type="string">
            <text:p text:style-name="P24">-</text:p>
          </table:table-cell>
          <table:table-cell table:style-name="Tabla1.A1" office:value-type="string">
            <text:p text:style-name="P29">Preemptiva</text:p>
          </table:table-cell>
          <table:table-cell table:style-name="Tabla1.A1" office:value-type="string">
            <text:p text:style-name="P29">-</text:p>
          </table:table-cell>
          <table:table-cell table:style-name="Tabla1.A1" office:value-type="string">
            <text:p text:style-name="P29">X</text:p>
          </table:table-cell>
          <table:table-cell table:style-name="Tabla1.A1" office:value-type="string">
            <text:p text:style-name="P24">-</text:p>
          </table:table-cell>
          <table:table-cell table:style-name="Tabla1.A1" office:value-type="string">
            <text:p text:style-name="P29">asimètrica</text:p>
          </table:table-cell>
        </table:table-row>
        <table:table-row table:style-name="Tabla1.10">
          <table:table-cell table:style-name="Tabla1.A1" office:value-type="string">
            <text:p text:style-name="P24">MAC/OS X</text:p>
          </table:table-cell>
          <table:table-cell table:style-name="Tabla1.A1" office:value-type="string">
            <text:p text:style-name="P24">-</text:p>
          </table:table-cell>
          <table:table-cell table:style-name="Tabla1.A1" office:value-type="string">
            <text:p text:style-name="P29">Preemptiva</text:p>
          </table:table-cell>
          <table:table-cell table:style-name="Tabla1.A1" office:value-type="string">
            <text:p text:style-name="P29">-</text:p>
          </table:table-cell>
          <table:table-cell table:style-name="Tabla1.A1" office:value-type="string">
            <text:p text:style-name="P29">X</text:p>
          </table:table-cell>
          <table:table-cell table:style-name="Tabla1.A1" office:value-type="string">
            <text:p text:style-name="P24">-</text:p>
          </table:table-cell>
          <table:table-cell table:style-name="Tabla1.A1" office:value-type="string">
            <text:p text:style-name="P29">simètrica</text:p>
          </table:table-cell>
        </table:table-row>
      </table:table>
      <text:p text:style-name="P10"/>
      <text:p text:style-name="P9"/>
      <text:p text:style-name="P5"><text:span text:style-name="T8">Incidències i solucions aportades </text:span><text:span text:style-name="T10">(Nota:Fes un llistat)</text:span></text:p>
      <text:p text:style-name="P10"/>
      <text:p text:style-name="P5"><text:span text:style-name="T8">Webgrafia i/o material utilitzat </text:span><text:span text:style-name="T10">(Nota:Fes un llistat)</text:span></text:p>
      <text:p text:style-name="P5"><text:a xlink:type="simple" xlink:href="https://w3.ual.es/~acorral/DSO/Tema_3.pdf" text:style-name="Internet_20_link" text:visited-style-name="Visited_20_Internet_20_Link">https://w3.ual.es/~acorral/DSO/Tema_3.pdf</text:a></text:p>
      <text:p text:style-name="P5"><text:a xlink:type="simple" xlink:href="http://jmoral.es/blog/planificacion-procesos" text:style-name="Internet_20_link" text:visited-style-name="Visited_20_Internet_20_Link">http://jmoral.es/blog/planificacion-procesos</text:a></text:p>
      <text:p text:style-name="P5"><text:a xlink:type="simple" xlink:href="https://www.ufsexplorer.com/es/articles/file-systems-basics" text:style-name="Internet_20_link" text:visited-style-name="Visited_20_Internet_20_Link">https://www.ufsexplorer.com/es/articles/file-systems-basics</text:a></text:p>
      <text:p text:style-name="P5"><text:a xlink:type="simple" xlink:href="https://es.wikipedia.org/wiki/Acceso_directo_a_memoria" text:style-name="Internet_20_link" text:visited-style-name="Visited_20_Internet_20_Link">https://es.wikipedia.org/wiki/Acceso_directo_a_memoria</text:a></text:p>
      <text:p text:style-name="P5"><text:a xlink:type="simple" xlink:href="https://www.tipode.net/tipos-de-sistemas-operativos/" text:style-name="Internet_20_link" text:visited-style-name="Visited_20_Internet_20_Link">https://www.tipode.net/tipos-de-sistemas-operativos/</text:a></text:p>
      <text:p text:style-name="P5"/>
      <text:p text:style-name="P5"/>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punctuation-wrap="hanging" style:writing-mode="lr-tb"/>
      <style:text-properties style:use-window-font-color="true" loext:opacity="0%" style:font-name="Liberation Serif" fo:font-family="'Liberation Serif'" style:font-family-generic="roman" style:font-pitch="variable" fo:font-size="12pt" fo:language="es" fo:country="ES"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Encapçalament" style:next-style-name="Text_20_body" style:default-outline-level="1" style:list-style-name="WWNum1" style:list-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Encapçalament" style:next-style-name="Text_20_body" style:default-outline-level="2" style:list-style-name="WWNum1" style:list-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Encapçalament"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roman"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Índex" style:family="paragraph" style:parent-style-name="Standard">
      <style:paragraph-properties text:number-lines="false" text:line-number="0"/>
      <style:text-properties style:font-name-complex="Lucida Sans" style:font-family-complex="'Lucida Sans'" style:font-family-generic-complex="system" style:font-pitch-complex="variable"/>
    </style:style>
    <style:style style:name="Contingut_20_de_20_la_20_taula" style:display-name="Contingut de la taula" style:family="paragraph" style:parent-style-name="Standard">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agraph-properties fo:margin-top="0cm" fo:margin-bottom="0cm" style:contextual-spacing="false" fo:text-align="start" style:justify-single-word="false" fo:orphans="0" fo:widows="0" fo:hyphenation-ladder-count="no-limit" style:punctuation-wrap="hanging" style:writing-mode="lr-tb"/>
      <style:text-properties fo:color="#000000" loext:opacity="100%" style:font-name="Arial" fo:font-family="Arial" style:font-family-generic="roman" style:font-pitch="variable" fo:font-size="12pt" fo:language="es" fo:country="ES" style:letter-kerning="true" style:font-name-asian="SimSun" style:font-family-asia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Normal_20__28_Web_29_" style:display-name="Normal (Web)" style:family="paragraph" style:parent-style-name="Standard">
      <style:paragraph-properties fo:margin-top="0.494cm" fo:margin-bottom="0.494cm" style:contextual-spacing="false"/>
      <style:text-properties fo:font-size="12pt" fo:language="es" fo:country="ES" style:font-size-asian="12pt" style:font-size-complex="12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llaç_20_d_27_Internet" style:display-name="Enllaç d'Internet"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1" number:language="es" number:country="ES">
      <number:day number:style="long"/>
      <number:text>/</number:text>
      <number:month number:style="long"/>
      <number:text>/</number:text>
      <number:year/>
    </number:date-style>
    <style:default-page-layout>
      <style:page-layout-properties style:layout-grid-standard-mode="true"/>
    </style:default-page-layout>
  </office:styles>
  <office:automatic-styles>
    <style:style style:name="Tabla2" style:family="table">
      <style:table-properties style:width="17cm" fo:margin-left="-0.095cm" fo:margin-top="0cm" fo:margin-bottom="0cm" table:align="left" style:writing-mode="page"/>
    </style:style>
    <style:style style:name="Tabla2.A" style:family="table-column">
      <style:table-column-properties style:column-width="2.896cm"/>
    </style:style>
    <style:style style:name="Tabla2.B" style:family="table-column">
      <style:table-column-properties style:column-width="14.102cm"/>
    </style:style>
    <style:style style:name="Tabla2.1" style:family="table-row">
      <style:table-row-properties style:min-row-height="0.893cm" fo:keep-together="auto"/>
    </style:style>
    <style:style style:name="Tabla2.A1" style:family="table-cell">
      <style:table-cell-properties fo:background-color="transparent" fo:padding-left="0.095cm" fo:padding-right="0.097cm" fo:padding-top="0.097cm" fo:padding-bottom="0.097cm" fo:border-left="0.25pt solid #000000" fo:border-right="none" fo:border-top="0.25pt solid #000000" fo:border-bottom="0.25pt solid #000000">
        <style:background-image/>
      </style:table-cell-properties>
    </style:style>
    <style:style style:name="Tabla2.B1" style:family="table-cell">
      <style:table-cell-properties fo:background-color="transparent" fo:padding-left="0.095cm" fo:padding-right="0.097cm" fo:padding-top="0.097cm" fo:padding-bottom="0.097cm" fo:border="0.25pt solid #000000">
        <style:background-image/>
      </style:table-cell-properties>
    </style:style>
    <style:style style:name="Tabla2.2" style:family="table-row">
      <style:table-row-properties fo:keep-together="auto"/>
    </style:style>
    <style:style style:name="MP1" style:family="paragraph" style:parent-style-name="Contingut_20_de_20_la_20_taula">
      <style:paragraph-properties fo:orphans="0" fo:widows="0"/>
    </style:style>
    <style:style style:name="MP2" style:family="paragraph" style:parent-style-name="Contingut_20_de_20_la_20_taula">
      <style:paragraph-properties fo:text-align="center" style:justify-single-word="false" fo:orphans="0" fo:widows="0"/>
    </style:style>
    <style:style style:name="MP3" style:family="paragraph" style:parent-style-name="Standard">
      <style:paragraph-properties fo:orphans="0" fo:widows="0"/>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888cm" fo:margin-left="0cm" fo:margin-right="0cm" fo:margin-bottom="3.78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2" table:style-name="Tabla2">
          <table:table-column table:style-name="Tabla2.A"/>
          <table:table-column table:style-name="Tabla2.B"/>
          <table:table-row table:style-name="Tabla2.1">
            <table:table-cell table:style-name="Tabla2.A1" table:number-rows-spanned="2" office:value-type="string">
              <text:p text:style-name="MP1"><draw:frame draw:style-name="Mfr1" draw:name="Image1" text:anchor-type="as-char" svg:width="2.704cm" svg:height="2.704cm" draw:z-index="4"><draw:image xlink:href="Pictures/10000001000007A9000007A9D9938DC2B61A3E11.png" xlink:type="simple" xlink:show="embed" xlink:actuate="onLoad" draw:mime-type="image/png"/></draw:frame></text:p>
            </table:table-cell>
            <table:table-cell table:style-name="Tabla2.B1" office:value-type="string">
              <text:p text:style-name="MP2">Institut Esteve Terradas – Departament d'Informàtica</text:p>
            </table:table-cell>
          </table:table-row>
          <table:table-row table:style-name="Tabla2.2">
            <table:covered-table-cell table:style-name="Tabla2.A1"/>
            <table:table-cell table:style-name="Tabla2.B1" office:value-type="string">
              <text:p text:style-name="MP2"/>
              <text:p text:style-name="MP2"/>
            </table:table-cell>
          </table:table-row>
        </table:table>
        <text:p text:style-name="Header">Data: <text:date style:data-style-name="N10111" text:date-value="2023-10-09T13:58:13.099000258">09/10/23</text:date><text:tab/><text:tab/>Pg.<text:page-number text:select-page="current">3</text:page-number>/<text:page-count>5</text:page-count></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06T19:36:39</meta:creation-date>
    <dc:language>ca-ES</dc:language>
    <dc:date>2023-10-09T13:58:13.016000000</dc:date>
    <meta:editing-cycles>8</meta:editing-cycles>
    <dc:title>PlantillaEsteveTerradasPt</dc:title>
    <meta:editing-duration>PT1H37M16S</meta:editing-duration>
    <meta:generator>LibreOffice/7.5.1.2$Windows_X86_64 LibreOffice_project/fcbaee479e84c6cd81291587d2ee68cba099e129</meta:generator>
    <meta:document-statistic meta:table-count="2" meta:image-count="1" meta:object-count="0" meta:page-count="5" meta:paragraph-count="123" meta:word-count="1357" meta:character-count="8532" meta:non-whitespace-character-count="7291"/>
    <meta:user-defined meta:name="AppVersion">15.0000</meta:user-defined>
  </office:meta>
</office:document-meta>
</file>